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Roboto, SegoeUI, 'Segoe UI', 'Helvetica Neue', Helvetica, 'Microsoft YaHei', 'Meiryo UI', Meiryo, 'Arial Unicode M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.318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pple-system" fo:font-size="12pt" fo:letter-spacing="normal" fo:font-style="normal"/>
    </style:style>
    <style:style style:name="P3" style:family="paragraph" style:parent-style-name="Text_20_body" style:list-style-name="L1">
      <style:paragraph-properties fo:margin-left="0cm" fo:margin-right="0cm" fo:margin-top="0.318cm" fo:margin-bottom="0cm" fo:text-align="start" style:justify-single-word="false" fo:orphans="2" fo:widows="2" fo:text-indent="0cm" style:auto-text-indent="false"/>
      <style:text-properties fo:font-variant="normal" fo:text-transform="none" fo:color="#ff6600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.318cm" fo:margin-bottom="0cm" fo:text-align="start" style:justify-single-word="false" fo:orphans="2" fo:widows="2" fo:text-indent="0cm" style:auto-text-indent="false"/>
      <style:text-properties fo:font-variant="normal" fo:text-transform="none" fo:color="#ff6600" style:font-name="apple-system" fo:font-size="12pt" fo:letter-spacing="normal" fo:font-style="normal" fo:font-weight="normal" style:font-weight-asian="normal" style:font-weight-complex="normal"/>
    </style:style>
    <style:style style:name="P5" style:family="paragraph" style:parent-style-name="Text_20_body" style:list-style-name="L2">
      <style:paragraph-properties fo:margin-left="0cm" fo:margin-right="0cm" fo:margin-top="0.318cm" fo:margin-bottom="0cm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top="0.318cm" fo:margin-bottom="0cm" fo:text-align="start" style:justify-single-word="false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.318cm" fo:margin-bottom="0cm" fo:text-align="start" style:justify-single-word="false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.318cm" fo:margin-bottom="0cm" fo:text-align="start" style:justify-single-word="false" fo:orphans="2" fo:widows="2"/>
      <style:text-properties fo:font-variant="normal" fo:text-transform="none" fo:color="#ff6600" style:font-name="apple-system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top="0.318cm" fo:margin-bottom="0cm" fo:text-align="start" style:justify-single-word="false" fo:orphans="2" fo:widows="2"/>
    </style:style>
    <style:style style:name="P10" style:family="paragraph" style:parent-style-name="Standard">
      <style:paragraph-properties fo:text-align="start" style:justify-single-word="false"/>
      <style:text-properties fo:color="#333333"/>
    </style:style>
    <style:style style:name="P11" style:family="paragraph" style:parent-style-name="Heading_20_3">
      <style:paragraph-properties fo:text-align="center" style:justify-single-word="false"/>
      <style:text-properties fo:font-variant="normal" fo:text-transform="none" fo:color="#333333" style:font-name="apple-system" fo:letter-spacing="normal" fo:font-style="normal"/>
    </style:style>
    <style:style style:name="P12" style:family="paragraph" style:parent-style-name="Heading_20_4">
      <style:paragraph-properties fo:margin-left="0cm" fo:margin-right="0cm" fo:margin-top="0.318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pple-system" fo:font-size="12pt" fo:letter-spacing="normal" fo:font-style="normal"/>
    </style:style>
    <style:style style:name="T1" style:family="text">
      <style:text-properties fo:font-variant="normal" fo:text-transform="none" fo:color="#d2d0c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apple-system" fo:font-size="12pt" fo:letter-spacing="normal" fo:font-style="normal"/>
    </style:style>
    <style:style style:name="T4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apple-system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33333" style:font-name="apple-system" fo:font-size="12pt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Proyecto: Aplicación Web de Hotel para Perros</text:h>
      <text:h text:style-name="P12" text:outline-level="4"><text:s/>Requisitos Funcionales:</text:h>
      <text:p text:style-name="P2"/>
      <text:list xml:id="list4513290671855810746" text:style-name="L1">
        <text:list-item>
          <text:p text:style-name="P1"><text:span text:style-name="Strong_20_Emphasis"><text:span text:style-name="T6"><text:s/>Registro y Autenticación de Usuarios</text:span></text:span><text:span text:style-name="T6">:</text:span></text:p>
          <text:list>
            <text:list-item>
              <text:p text:style-name="P3">Los dueños de perros pueden registrarse y crear una cuenta.</text:p>
            </text:list-item>
            <text:list-item>
              <text:p text:style-name="P8">Los usuarios pueden iniciar sesión y cerrar sesión.</text:p>
              <text:p text:style-name="P7"/>
            </text:list-item>
          </text:list>
        </text:list-item>
        <text:list-item>
          <text:p text:style-name="P1"><text:span text:style-name="Strong_20_Emphasis"><text:span text:style-name="T6"><text:s/>Perfil de Usuario</text:span></text:span><text:span text:style-name="T6">:</text:span></text:p>
          <text:list>
            <text:list-item>
              <text:p text:style-name="P4">Los usuarios pueden crear y actualizar su perfil.</text:p>
            </text:list-item>
            <text:list-item>
              <text:p text:style-name="P8">Los usuarios pueden añadir información sobre sus perros (nombre, raza, edad, etc.).</text:p>
              <text:p text:style-name="P7"/>
            </text:list-item>
          </text:list>
        </text:list-item>
        <text:list-item>
          <text:p text:style-name="P1"><text:span text:style-name="Strong_20_Emphasis"><text:span text:style-name="T6"><text:s/>Reservas</text:span></text:span><text:span text:style-name="T6">:</text:span></text:p>
          <text:list>
            <text:list-item>
              <text:p text:style-name="P3">Los usuarios pueden buscar disponibilidad de habitaciones.</text:p>
            </text:list-item>
            <text:list-item>
              <text:p text:style-name="P8">Los usuarios pueden hacer reservas para sus perros.</text:p>
            </text:list-item>
            <text:list-item>
              <text:p text:style-name="P8">Los usuarios pueden ver y gestionar sus reservas.</text:p>
              <text:p text:style-name="P7"/>
            </text:list-item>
          </text:list>
        </text:list-item>
        <text:list-item>
          <text:p text:style-name="P1"><text:span text:style-name="Strong_20_Emphasis"><text:span text:style-name="T6"><text:s/>Servicios Adicionales</text:span></text:span><text:span text:style-name="T6">:</text:span></text:p>
          <text:list>
            <text:list-item>
              <text:p text:style-name="P3">Los usuarios pueden seleccionar servicios adicionales (paseos, alimentación especial, etc.).</text:p>
            </text:list-item>
            <text:list-item>
              <text:p text:style-name="P8">Los usuarios pueden ver los precios de los servicios adicionales.</text:p>
              <text:p text:style-name="P7"/>
            </text:list-item>
          </text:list>
        </text:list-item>
        <text:list-item>
          <text:p text:style-name="P1"><text:span text:style-name="Strong_20_Emphasis"><text:span text:style-name="T6"><text:s/>Pagos</text:span></text:span><text:span text:style-name="T6">:</text:span></text:p>
          <text:list>
            <text:list-item>
              <text:p text:style-name="P3">Los usuarios pueden realizar pagos en línea.</text:p>
            </text:list-item>
            <text:list-item>
              <text:p text:style-name="P8">Los usuarios pueden ver el historial de pagos.</text:p>
              <text:p text:style-name="P7"/>
            </text:list-item>
          </text:list>
        </text:list-item>
        <text:list-item>
          <text:p text:style-name="P1"><text:span text:style-name="Strong_20_Emphasis"><text:span text:style-name="T6"><text:s/>Notificaciones</text:span></text:span><text:span text:style-name="T6">:</text:span></text:p>
          <text:list>
            <text:list-item>
              <text:p text:style-name="P3">Los usuarios reciben notificaciones de confirmación de reserva.</text:p>
            </text:list-item>
            <text:list-item>
              <text:p text:style-name="P8">Los usuarios reciben recordatorios de sus reservas.</text:p>
            </text:list-item>
          </text:list>
        </text:list-item>
      </text:list>
      <text:p text:style-name="P6"/>
      <text:p text:style-name="P6"/>
      <text:h text:style-name="P12" text:outline-level="4"><text:soft-page-break/>Tecnologías Sugeridas:</text:h>
      <text:list xml:id="list1188776276373355746" text:style-name="L2">
        <text:list-item>
          <text:p text:style-name="P5"><text:span text:style-name="Strong_20_Emphasis"><text:span text:style-name="T6">Frontend</text:span></text:span><text:span text:style-name="T6">: </text:span><text:span text:style-name="T5">HTML, CSS, JavaScript, (¿ React.js?)</text:span></text:p>
        </text:list-item>
        <text:list-item>
          <text:p text:style-name="P9"><text:span text:style-name="Strong_20_Emphasis"><text:span text:style-name="T6">Backend</text:span></text:span><text:span text:style-name="T6">: </text:span><text:span text:style-name="T5">Node.js, (?Express.js¿)</text:span></text:p>
        </text:list-item>
        <text:list-item>
          <text:p text:style-name="P9"><text:span text:style-name="Strong_20_Emphasis"><text:span text:style-name="T6">Base de Datos</text:span></text:span><text:span text:style-name="T5">: MYSQL, MongoDB</text:span></text:p>
        </text:list-item>
        <text:list-item>
          <text:p text:style-name="P9"><text:span text:style-name="Strong_20_Emphasis"><text:span text:style-name="T6">Autenticación</text:span></text:span><text:span text:style-name="T6">:</text:span><text:span text:style-name="T5"> JWT (JSON Web Tokens)</text:span></text:p>
        </text:list-item>
        <text:list-item>
          <text:p text:style-name="P9"><text:span text:style-name="Strong_20_Emphasis"><text:span text:style-name="T6">Pasarela de Pago</text:span></text:span><text:span text:style-name="T6">: </text:span><text:span text:style-name="T5">Stripe o PayPal (son servicios)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Roboto, SegoeUI, 'Segoe UI', 'Helvetica Neue', Helvetica, 'Microsoft YaHei', 'Meiryo UI', Meiryo, 'Arial Unicode M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  israel oliveira </meta:initial-creator>
    <meta:creation-date>2024-09-18T10:39:44.11</meta:creation-date>
    <meta:document-statistic meta:table-count="0" meta:image-count="0" meta:object-count="0" meta:page-count="2" meta:paragraph-count="27" meta:word-count="186" meta:character-count="1187"/>
    <dc:date>2024-09-18T11:04:57.05</dc:date>
    <dc:creator>michel  israel oliveira </dc:creator>
    <meta:editing-duration>PT10M2S</meta:editing-duration>
    <meta:editing-cycles>1</meta:editing-cycles>
    <meta:generator>OpenOffice/4.1.15$Win32 OpenOffice.org_project/4115m2$Build-9813</meta:generator>
  </office:meta>
</office:document-meta>
</file>